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7e02c"/>
    </style:style>
    <style:style style:name="P2" style:family="paragraph" style:parent-style-name="Text_20_body" style:list-style-name="L1">
      <style:text-properties officeooo:rsid="0017867c" officeooo:paragraph-rsid="0017867c"/>
    </style:style>
    <style:style style:name="P3" style:family="paragraph" style:parent-style-name="Text_20_body" style:list-style-name="L1">
      <style:text-properties officeooo:rsid="0017e02c" officeooo:paragraph-rsid="0017e02c"/>
    </style:style>
    <style:style style:name="P4" style:family="paragraph" style:parent-style-name="Text_20_body">
      <style:text-properties officeooo:rsid="0017e02c" officeooo:paragraph-rsid="0017e02c"/>
    </style:style>
    <style:style style:name="P5" style:family="paragraph" style:parent-style-name="Text_20_body" style:list-style-name="L1">
      <style:text-properties officeooo:rsid="0018cc53" officeooo:paragraph-rsid="0018cc53"/>
    </style:style>
    <style:style style:name="P6" style:family="paragraph" style:parent-style-name="Text_20_body">
      <style:text-properties officeooo:rsid="0018cc53" officeooo:paragraph-rsid="0018cc53"/>
    </style:style>
    <style:style style:name="P7" style:family="paragraph" style:parent-style-name="Text_20_body" style:list-style-name="L1">
      <style:text-properties officeooo:rsid="001b5f5b" officeooo:paragraph-rsid="001b5f5b"/>
    </style:style>
    <style:style style:name="T1" style:family="text">
      <style:text-properties officeooo:rsid="0017e02c"/>
    </style:style>
    <style:style style:name="T2" style:family="text">
      <style:text-properties officeooo:rsid="001a556f"/>
    </style:style>
    <style:style style:name="T3" style:family="text">
      <style:text-properties officeooo:rsid="001b5f5b"/>
    </style:style>
    <style:style style:name="T4" style:family="text">
      <style:text-properties officeooo:rsid="001c0a62"/>
    </style:style>
    <style:style style:name="T5" style:family="text">
      <style:text-properties officeooo:rsid="001dd2b2"/>
    </style:style>
    <style:style style:name="T6" style:family="text">
      <style:text-properties officeooo:rsid="001e14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izen Lehrer:</text:p>
      <text:p text:style-name="Text_20_body"/>
      <text:p text:style-name="P6">Beginn: 16 Uhr</text:p>
      <text:p text:style-name="P6">Ende: 18 Uhr</text:p>
      <text:p text:style-name="P6"><text:tab/><text:span text:style-name="T3">Vorbereitung: Schreibe den Ordner wo die Datei mit der Aufgabe liegt an die Tafel!</text:span></text:p>
      <text:list xml:id="list159576230" text:style-name="L1">
        <text:list-item>
          <text:p text:style-name="P2">Begrüßung, wer bist du, was machen wir heute- eine coole Website erstellen</text:p>
          <text:p text:style-name="P5">Die Website wird hochgeladen, sodass ihr sie euren Eltern und Freunden als Link senden könnt und sie sich eure Website angucken können!</text:p>
        </text:list-item>
        <text:list-item>
          <text:p text:style-name="P7">Website vorstellen! Wir haben einen Tierpark, ….</text:p>
        </text:list-item>
        <text:list-item>
          <text:p text:style-name="P7">Schülerinnen dürfen sich zuerst aussuchen. </text:p>
          <text:p text:style-name="P7">Dann kleine Rechenaufgabe stellt, wer sie am schnellsten hatte darf sich Tier aussuchen.</text:p>
          <text:p text:style-name="P7">(Bsp. 7+21) Finger heben entscheidet.</text:p>
        </text:list-item>
        <text:list-item>
          <text:p text:style-name="P5">Alle melden sich an Computer an <text:span text:style-name="T3">und öffnen das Arbeitsblatt</text:span></text:p>
          <text:p text:style-name="P5">5 min <text:s/>bis 16:1<text:span text:style-name="T2">0</text:span></text:p>
        </text:list-item>
        <text:list-item>
          <text:p text:style-name="P1"><text:span text:style-name="T3">Bearbeitung Arbeitsblatt</text:span><text:span text:style-name="T1">– bei Fragen immer fragen – einfach melden</text:span></text:p>
        </text:list-item>
        <text:list-item>
          <text:p text:style-name="P3">Wer früher fertig ist bekommt ein Blatt mit Sachen die man noch zusätlich als cooles Feature einbauen kann, wie z.B. Farben, <text:span text:style-name="T4">einfach rumprobieren</text:span></text:p>
        </text:list-item>
        <text:list-item>
          <text:p text:style-name="P7">17:4<text:span text:style-name="T5">0 </text:span><text:span text:style-name="T6">Nach und nach</text:span> Hochladen der Website auf Server – jeder Schüler darf sein Tier kurz vorstellen als Präsentation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28:14.805316712</meta:creation-date>
    <dc:date>2022-09-14T11:46:48.626946940</dc:date>
    <meta:editing-duration>PT18M3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56" meta:character-count="965" meta:non-whitespace-character-count="826"/>
  </office:meta>
</office:document-meta>
</file>